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currency" office:currency="USD" office:value="3000000" calcext:value-type="currency">
            <text:p>$3,000,000.00</text:p>
          </table:table-cell>
          <table:table-cell table:number-columns-repeated="3"/>
        </table:table-row>
        <table:table-row table:style-name="ro1">
          <table:table-cell/>
          <table:table-cell table:formula="of:=+[.B3]+1" office:value-type="float" office:value="1997" calcext:value-type="float">
            <text:p>1997</text:p>
          </table:table-cell>
          <table:table-cell table:formula="of:=+[.C3]*(1+[.$C$2])" office:value-type="currency" office:currency="USD" office:value="3180000" calcext:value-type="currency">
            <text:p>$3,180,000.00</text:p>
          </table:table-cell>
          <table:table-cell table:number-columns-repeated="3"/>
        </table:table-row>
        <table:table-row table:style-name="ro1">
          <table:table-cell/>
          <table:table-cell table:formula="of:=+[.B4]+1" office:value-type="float" office:value="1998" calcext:value-type="float">
            <text:p>1998</text:p>
          </table:table-cell>
          <table:table-cell table:formula="of:=+[.C4]*(1+[.$C$2])" office:value-type="currency" office:currency="USD" office:value="3370800" calcext:value-type="currency">
            <text:p>$3,370,800.00</text:p>
          </table:table-cell>
          <table:table-cell table:number-columns-repeated="3"/>
        </table:table-row>
        <table:table-row table:style-name="ro1">
          <table:table-cell/>
          <table:table-cell table:formula="of:=+[.B5]+1" office:value-type="float" office:value="1999" calcext:value-type="float">
            <text:p>1999</text:p>
          </table:table-cell>
          <table:table-cell table:formula="of:=+[.C5]*(1+[.$C$2])" office:value-type="currency" office:currency="USD" office:value="3573048" calcext:value-type="currency">
            <text:p>$3,573,048.00</text:p>
          </table:table-cell>
          <table:table-cell table:number-columns-repeated="3"/>
        </table:table-row>
        <table:table-row table:style-name="ro1">
          <table:table-cell/>
          <table:table-cell table:formula="of:=+[.B6]+1" office:value-type="float" office:value="2000" calcext:value-type="float">
            <text:p>2000</text:p>
          </table:table-cell>
          <table:table-cell table:formula="of:=+[.C6]*(1+[.$C$2])" office:value-type="currency" office:currency="USD" office:value="3787430.88" calcext:value-type="currency">
            <text:p>$3,787,430.88</text:p>
          </table:table-cell>
          <table:table-cell table:number-columns-repeated="3"/>
        </table:table-row>
        <table:table-row table:style-name="ro1">
          <table:table-cell/>
          <table:table-cell table:formula="of:=+[.B7]+1" office:value-type="float" office:value="2001" calcext:value-type="float">
            <text:p>2001</text:p>
          </table:table-cell>
          <table:table-cell table:formula="of:=+[.C7]*(1+[.$C$2])" office:value-type="currency" office:currency="USD" office:value="4014676.7328" calcext:value-type="currency">
            <text:p>$4,014,676.73</text:p>
          </table:table-cell>
          <table:table-cell table:number-columns-repeated="3"/>
        </table:table-row>
        <table:table-row table:style-name="ro1">
          <table:table-cell/>
          <table:table-cell table:formula="of:=+[.B8]+1" office:value-type="float" office:value="2002" calcext:value-type="float">
            <text:p>2002</text:p>
          </table:table-cell>
          <table:table-cell table:formula="of:=+[.C8]*(1+[.$C$2])" office:value-type="currency" office:currency="USD" office:value="4255557.336768" calcext:value-type="currency">
            <text:p>$4,255,557.34</text:p>
          </table:table-cell>
          <table:table-cell table:number-columns-repeated="3"/>
        </table:table-row>
        <table:table-row table:style-name="ro1">
          <table:table-cell/>
          <table:table-cell table:formula="of:=+[.B9]+1" office:value-type="float" office:value="2003" calcext:value-type="float">
            <text:p>2003</text:p>
          </table:table-cell>
          <table:table-cell table:formula="of:=+[.C9]*(1+[.$C$2])" office:value-type="currency" office:currency="USD" office:value="4510890.77697408" calcext:value-type="currency">
            <text:p>$4,510,890.78</text:p>
          </table:table-cell>
          <table:table-cell table:number-columns-repeated="3"/>
        </table:table-row>
        <table:table-row table:style-name="ro1">
          <table:table-cell/>
          <table:table-cell table:formula="of:=+[.B10]+1" office:value-type="float" office:value="2004" calcext:value-type="float">
            <text:p>2004</text:p>
          </table:table-cell>
          <table:table-cell table:formula="of:=+[.C10]*(1+[.$C$2])" office:value-type="currency" office:currency="USD" office:value="4781544.22359253" calcext:value-type="currency">
            <text:p>$4,781,544.22</text:p>
          </table:table-cell>
          <table:table-cell table:number-columns-repeated="3"/>
        </table:table-row>
        <table:table-row table:style-name="ro1">
          <table:table-cell/>
          <table:table-cell table:formula="of:=+[.B11]+1" office:value-type="float" office:value="2005" calcext:value-type="float">
            <text:p>2005</text:p>
          </table:table-cell>
          <table:table-cell table:formula="of:=+[.C11]*(1+[.$C$2])" office:value-type="currency" office:currency="USD" office:value="5068436.87700808" calcext:value-type="currency">
            <text:p>$5,068,436.88</text:p>
          </table:table-cell>
          <table:table-cell table:number-columns-repeated="3"/>
        </table:table-row>
        <table:table-row table:style-name="ro1">
          <table:table-cell/>
          <table:table-cell table:formula="of:=+[.B12]+1" office:value-type="float" office:value="2006" calcext:value-type="float">
            <text:p>2006</text:p>
          </table:table-cell>
          <table:table-cell table:formula="of:=+[.C12]*(1+[.$C$2])" office:value-type="currency" office:currency="USD" office:value="5372543.08962856" calcext:value-type="currency">
            <text:p>$5,372,543.09</text:p>
          </table:table-cell>
          <table:table-cell table:number-columns-repeated="3"/>
        </table:table-row>
        <table:table-row table:style-name="ro1">
          <table:table-cell/>
          <table:table-cell table:formula="of:=+[.B13]+1" office:value-type="float" office:value="2007" calcext:value-type="float">
            <text:p>2007</text:p>
          </table:table-cell>
          <table:table-cell table:formula="of:=+[.C13]*(1+[.$C$2])" office:value-type="currency" office:currency="USD" office:value="5694895.67500628" calcext:value-type="currency">
            <text:p>$5,694,895.68</text:p>
          </table:table-cell>
          <table:table-cell table:number-columns-repeated="3"/>
        </table:table-row>
        <table:table-row table:style-name="ro1">
          <table:table-cell/>
          <table:table-cell table:formula="of:=+[.B14]+1" office:value-type="float" office:value="2008" calcext:value-type="float">
            <text:p>2008</text:p>
          </table:table-cell>
          <table:table-cell table:formula="of:=+[.C14]*(1+[.$C$2])" office:value-type="currency" office:currency="USD" office:value="6036589.41550665" calcext:value-type="currency">
            <text:p>$6,036,589.42</text:p>
          </table:table-cell>
          <table:table-cell table:number-columns-repeated="3"/>
        </table:table-row>
        <table:table-row table:style-name="ro1">
          <table:table-cell/>
          <table:table-cell table:formula="of:=+[.B15]+1" office:value-type="float" office:value="2009" calcext:value-type="float">
            <text:p>2009</text:p>
          </table:table-cell>
          <table:table-cell table:formula="of:=+[.C15]*(1+[.$C$2])" office:value-type="currency" office:currency="USD" office:value="6398784.78043705" calcext:value-type="currency">
            <text:p>$6,398,784.78</text:p>
          </table:table-cell>
          <table:table-cell table:number-columns-repeated="3"/>
        </table:table-row>
        <table:table-row table:style-name="ro1">
          <table:table-cell/>
          <table:table-cell table:formula="of:=+[.B16]+1" office:value-type="float" office:value="2010" calcext:value-type="float">
            <text:p>2010</text:p>
          </table:table-cell>
          <table:table-cell table:formula="of:=+[.C16]*(1+[.$C$2])" office:value-type="currency" office:currency="USD" office:value="6782711.86726328" calcext:value-type="currency">
            <text:p>$6,782,711.87</text:p>
          </table:table-cell>
          <table:table-cell table:number-columns-repeated="3"/>
        </table:table-row>
        <table:table-row table:style-name="ro1">
          <table:table-cell/>
          <table:table-cell table:formula="of:=+[.B17]+1" office:value-type="float" office:value="2011" calcext:value-type="float">
            <text:p>2011</text:p>
          </table:table-cell>
          <table:table-cell table:formula="of:=+[.C17]*(1+[.$C$2])" office:value-type="currency" office:currency="USD" office:value="7189674.57929907" calcext:value-type="currency">
            <text:p>$7,189,674.58</text:p>
          </table:table-cell>
          <table:table-cell table:number-columns-repeated="3"/>
        </table:table-row>
        <table:table-row table:style-name="ro1">
          <table:table-cell/>
          <table:table-cell table:formula="of:=+[.B18]+1" office:value-type="float" office:value="2012" calcext:value-type="float">
            <text:p>2012</text:p>
          </table:table-cell>
          <table:table-cell table:formula="of:=+[.C18]*(1+[.$C$2])" office:value-type="currency" office:currency="USD" office:value="7621055.05405702" calcext:value-type="currency">
            <text:p>$7,621,055.05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.7 – 2013.9 </text:p>
          </table:table-cell>
          <table:table-cell table:formula="of:=+[.B19]+1" office:value-type="float" office:value="2013" calcext:value-type="float">
            <text:p>2013</text:p>
          </table:table-cell>
          <table:table-cell table:formula="of:=+[.C19]*(1+[.$C$2])" office:value-type="currency" office:currency="USD" office:value="8078318.35730044" calcext:value-type="currency">
            <text:p>$8,078,318.36</text:p>
          </table:table-cell>
          <table:table-cell table:style-name="ce1" table:formula="of:=+[.C20]-[.C19]" office:value-type="currency" office:currency="USD" office:value="457263.303243421" calcext:value-type="currency">
            <text:p>$457,263.30</text:p>
          </table:table-cell>
          <table:table-cell table:style-name="ce1" table:formula="of:=+[.D20]/5" office:value-type="currency" office:currency="USD" office:value="91452.6606486842" calcext:value-type="currency">
            <text:p>$91,452.66</text:p>
          </table:table-cell>
          <table:table-cell table:style-name="ce1" table:formula="of:=+[.E20]*0.5*0.5" office:value-type="currency" office:currency="USD" office:value="22863.1651621711" calcext:value-type="currency">
            <text:p>$22,863.17</text:p>
          </table:table-cell>
        </table:table-row>
        <table:table-row table:style-name="ro1">
          <table:table-cell/>
          <table:table-cell table:formula="of:=+[.B20]+1" office:value-type="float" office:value="2014" calcext:value-type="float">
            <text:p>2014</text:p>
          </table:table-cell>
          <table:table-cell table:formula="of:=+[.C20]*(1+[.$C$2])" office:value-type="currency" office:currency="USD" office:value="8563017.45873846" calcext:value-type="currency">
            <text:p>$8,563,017.46</text:p>
          </table:table-cell>
          <table:table-cell table:number-columns-repeated="3"/>
        </table:table-row>
        <table:table-row table:style-name="ro1">
          <table:table-cell/>
          <table:table-cell table:formula="of:=+[.B21]+1" office:value-type="float" office:value="2015" calcext:value-type="float">
            <text:p>2015</text:p>
          </table:table-cell>
          <table:table-cell table:formula="of:=+[.C21]*(1+[.$C$2])" office:value-type="currency" office:currency="USD" office:value="9076798.50626277" calcext:value-type="currency">
            <text:p>$9,076,798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.8 – 2017.6</text:p>
          </table:table-cell>
          <table:table-cell table:formula="of:=+[.B22]+1" office:value-type="float" office:value="2016" calcext:value-type="float">
            <text:p>2016</text:p>
          </table:table-cell>
          <table:table-cell table:formula="of:=+[.C22]*(1+[.$C$2])" office:value-type="currency" office:currency="USD" office:value="9621406.41663854" calcext:value-type="currency">
            <text:p>$9,621,406.42</text:p>
          </table:table-cell>
          <table:table-cell table:style-name="ce1" table:formula="of:=+[.C23]-[.C22]" office:value-type="currency" office:currency="USD" office:value="544607.910375767" calcext:value-type="currency">
            <text:p>$544,607.91</text:p>
          </table:table-cell>
          <table:table-cell table:style-name="ce1" table:formula="of:=+[.D23]/5" office:value-type="currency" office:currency="USD" office:value="108921.582075153" calcext:value-type="currency">
            <text:p>$108,921.58</text:p>
          </table:table-cell>
          <table:table-cell table:style-name="ce1" table:formula="of:=+[.E23]*0.5*0.5" office:value-type="currency" office:currency="USD" office:value="27230.3955187883" calcext:value-type="currency">
            <text:p>$27,230.40</text:p>
          </table:table-cell>
        </table:table-row>
        <table:table-row table:style-name="ro1">
          <table:table-cell/>
          <table:table-cell table:formula="of:=+[.B23]+1" office:value-type="float" office:value="2017" calcext:value-type="float">
            <text:p>2017</text:p>
          </table:table-cell>
          <table:table-cell table:formula="of:=+[.C23]*(1+[.$C$2])" office:value-type="currency" office:currency="USD" office:value="10198690.8016369" calcext:value-type="currency">
            <text:p>$10,198,690.80</text:p>
          </table:table-cell>
          <table:table-cell table:style-name="ce1" table:formula="of:=+[.C24]-[.C23]" office:value-type="currency" office:currency="USD" office:value="577284.384998312" calcext:value-type="currency">
            <text:p>$577,284.38</text:p>
          </table:table-cell>
          <table:table-cell table:style-name="ce1" table:formula="of:=+[.D24]/5" office:value-type="currency" office:currency="USD" office:value="115456.876999662" calcext:value-type="currency">
            <text:p>$115,456.88</text:p>
          </table:table-cell>
          <table:table-cell table:style-name="ce1" table:formula="of:=+[.E24]*0.5*0.5" office:value-type="currency" office:currency="USD" office:value="28864.2192499156" calcext:value-type="currency">
            <text:p>$28,864.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8:05:31.369725386</meta:creation-date>
    <dc:date>2019-08-13T09:59:51.887185758</dc:date>
    <meta:editing-duration>PT1H54M20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